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rial" svg:font-family="Arial"/>
  </office:font-face-decls>
  <office:automatic-styles>
    <style:style style:name="P1" style:family="paragraph" style:parent-style-name="Standard">
      <style:paragraph-properties fo:margin-bottom="0.0556in"/>
      <style:text-properties style:font-name="Arial" fo:font-size="14.0pt" fo:color="#233c7d"/>
    </style:style>
    <style:style style:name="P2" style:family="paragraph" style:parent-style-name="Standard">
      <style:text-properties style:font-name="Arial" fo:font-size="12.0pt" fo:color="#000000"/>
    </style:style>
    <style:style style:name="P3" style:family="paragraph" style:parent-style-name="Standard">
      <style:paragraph-properties fo:margin-bottom="0.1667in"/>
      <style:text-properties style:font-name="Arial" fo:font-size="12.0pt" fo:color="#000000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000000"/>
    </style:style>
    <style:style style:name="T1" style:family="text">
      <style:text-properties style:font-name="Apple Color Emoji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🐣</text:span><text:span text:style-name="T2"><text:s/>Les chocolats de Pâques</text:span></text:p>
      <text:p text:style-name="P2">Merci pour vos commandes ! Vos chocolats vous seront livrés avant Pâques directement à l'école.</text:p>
      <text:p text:style-name="P3"/>
      <text:p text:style-name="P1"><text:span text:style-name="T1">📚</text:span><text:span text:style-name="T2"><text:s/>Boîte à livres</text:span></text:p>
      <text:p text:style-name="P2">Nous sommes en train de rénover une boîte à livres afin de permettre l'échange des livres que nous n'utilisons plus. Plus de partage et une belle économie circulaire !</text:p>
      <text:p text:style-name="P3"/>
      <text:p text:style-name="P1"><text:span text:style-name="T1">🎉</text:span><text:span text:style-name="T2"><text:s/>Fête de l'école 2026</text:span></text:p>
      <text:p text:style-name="P2">Cette année encore, elle se déroulera à la Guérinière le mardi 23 juin 2026.</text:p>
      <text:p text:style-name="P2">Dans la journée, les enfants participeront à des jeux :</text:p>
      <text:list text:style-name="L1">
        <text:list-item>
          <text:p text:style-name="P4">PS au CE1 : le matin et en début d'après-midi</text:p>
        </text:list-item>
        <text:list-item>
          <text:p text:style-name="P4">CE2 au CM2: l'après-midi</text:p>
        </text:list-item>
      </text:list>
      <text:p text:style-name="P2"/>
      <text:p text:style-name="P2">À partir de 16h45 et jusqu'à 19h45, nous accueillerons toutes les familles pour un goûter partagé.</text:p>
      <text:p text:style-name="P2">Vous souhaitez nous aider ? Remplissez le formulaire ci-joint pour la journée, et utilisez le second formulaire pour nous indiquer votre participation au goûter partagé.</text:p>
      <text:p text:style-name="P3"/>
      <text:p text:style-name="P1"><text:span text:style-name="T1">👕</text:span><text:span text:style-name="T2"><text:s/>Les tabliers aux dessins de vos enfants</text:span></text:p>
      <text:p text:style-name="P2">Nous proposons des tabliers personnalisés avec les dessins de vos enfants. Deux modèles au choix : un pour la primaire, un pour la maternelle, déclinés en plusieurs tailles (adulte et enfant) et en 4 colo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